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text-underline-type="single" style:text-underline-style="solid" style:text-underline-width="auto" style:text-underline-mode="continuous"/>
    </style:style>
    <style:style style:name="P3" style:parent-style-name="Normal" style:family="paragraph">
      <style:text-properties fo:font-weight="bold" style:font-weight-asian="bold"/>
    </style:style>
    <style:style style:name="T4" style:parent-style-name="DefaultParagraphFont" style:family="text">
      <style:text-properties fo:font-weight="bold" style:font-weight-asian="bold"/>
    </style:style>
    <style:style style:name="T5" style:parent-style-name="DefaultParagraphFont" style:family="text">
      <style:text-properties fo:font-style="italic" style:font-style-asian="italic" style:text-underline-type="single" style:text-underline-style="solid" style:text-underline-width="auto" style:text-underline-mode="continuous"/>
    </style:style>
    <style:style style:name="T6" style:parent-style-name="DefaultParagraphFont" style:family="text">
      <style:text-properties fo:font-style="italic" style:font-style-asian="italic" style:text-underline-type="single" style:text-underline-style="solid" style:text-underline-width="auto" style:text-underline-mode="continuous"/>
    </style:style>
    <style:style style:name="P7" style:parent-style-name="Normal" style:family="paragraph">
      <style:text-properties fo:font-style="italic" style:font-style-asian="italic" style:text-underline-type="single" style:text-underline-style="solid" style:text-underline-width="auto" style:text-underline-mode="continuous"/>
    </style:style>
    <style:style style:name="P8" style:parent-style-name="Normal" style:family="paragraph">
      <style:text-properties fo:font-style="italic" style:font-style-asian="italic"/>
    </style:style>
    <style:style style:name="P9" style:parent-style-name="Normal" style:family="paragraph">
      <style:text-properties fo:font-style="italic" style:font-style-asian="italic"/>
    </style:style>
    <style:style style:name="T10" style:parent-style-name="DefaultParagraphFont" style:family="text">
      <style:text-properties fo:font-weight="bold" style:font-weight-asian="bold"/>
    </style:style>
  </office:automatic-styles>
  <office:body>
    <office:text text:use-soft-page-breaks="true">
      <text:p text:style-name="P1"><text:span text:style-name="T2">Player feedback document</text:span></text:p>
      <text:p text:style-name="Normal">Player name: Thomas Wenman<text:s/></text:p>
      <text:p text:style-name="Normal">Player age: 21</text:p>
      <text:p text:style-name="Normal">Gender: Male<text:s/></text:p>
      <text:p text:style-name="Normal"/>
      <text:p text:style-name="P3">Players initial thoughts:</text:p>
      <text:p text:style-name="Normal">Overall it is a good game idea, I love the games art and challenges. However, I do feel that the levels become very complex too quickly, at the start of the game it was easy to see what my goal was and there aren’t many distractions which helped, but when you go into the next level I became lost, I felt I didn’t know what my goal was. The rooms have been well designed but I feel you need to have colours on the guards or on the key to show where you need to go. Courtney had to tell me the controls at the start of the game which means you need to add something to your game to teach the player not tell the player.<text:s/></text:p>
      <text:p text:style-name="Normal"/>
      <text:p text:style-name="Normal"><text:span text:style-name="T4">Questions:</text:span></text:p>
      <text:p text:style-name="Normal"><text:span text:style-name="T5">When you start the game was it clear what your goal was?</text:span></text:p>
      <text:p text:style-name="Normal">There were limited<text:s/>objects<text:s/>inside the room so it gave you a hint on what to do, if there were<text:s/>a lot of objects<text:s/>you<text:s/>wouldn’t<text:s/>be<text:s/>able to work out what to do.</text:p>
      <text:p text:style-name="Normal"><text:span text:style-name="T6">Would you want more hints to be added into the game?</text:span></text:p>
      <text:p text:style-name="Normal">Yes,<text:s/>later<text:s/>on in level two<text:s/>i feel<text:s/>the layout is too complex, maybe if you added hints where to go that would help or even if you changed the level design so you add in more levels to get people used to the levers and keys.<text:s/></text:p>
      <text:p text:style-name="Normal">I got stuck with the levers a<text:s/>lot,<text:s/>maybe you could improve the game by<text:s/>having every guard use the levers but only specific guards have the keys?</text:p>
      <text:p text:style-name="P7">Did you feel any emotions?</text:p>
      <text:p text:style-name="P8">Disappointment<text:s/>– the timer when it ran out.<text:s/></text:p>
      <text:p text:style-name="P9">Triumph- when i realised what to do and got it right.</text:p>
      <text:p text:style-name="Normal"/>
      <text:p text:style-name="Normal"/>
      <text:p text:style-name="Normal"><text:span text:style-name="T10">Suggestions:</text:span></text:p>
      <text:p text:style-name="Normal">At the<text:s/>start,<text:s/>you<text:s/>need a hint that you can possess the guard.<text:s/></text:p>
      <text:p text:style-name="Normal">Took a while to figure out what to do but once<text:s/>you<text:s/>get used to<text:s/>the controls then<text:s/>they are easy.</text:p>
      <text:p text:style-name="Normal">Maybe increase the time limit on different guards.</text:p>
      <text:p text:style-name="Normal">Colours on the keys, doors or guards.<text:s/></text:p>
      <text:p text:style-name="Normal">E key needs to be changed as it is too close to the W<text:s/>, I had all of my fingers in one place.</text:p>
      <text:soft-page-break/>
      <text:p text:style-name="Normal">Extra charges<text:s/>as Courtney had to re-start the game twice as I ran out of charges too quickly. If a player is trying to learn you need to reward them and not punish them by restarting them straight away.</text:p>
      <text:p text:style-name="Normal"/>
      <text:p text:style-name="Normal"/>
      <text:p text:style-name="Normal"/>
      <text:p text:style-name="Normal"/>
      <text:p text:style-name="Normal"/>
      <text:p text:style-name="Normal"/>
      <text:p text:style-name="Normal"/>
      <text:p text:style-name="NoSpacing"/>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ubtitle" style:display-name="Subtitle" style:family="paragraph" style:parent-style-name="Normal" style:next-style-name="Normal">
      <style:text-properties style:font-name="Cambria" style:font-name-asian="Times New Roman" fo:font-style="italic" style:font-style-asian="italic" style:font-style-complex="italic" fo:color="#4F81BD" fo:letter-spacing="0.0104in" fo:font-size="12pt" style:font-size-asian="12pt" style:font-size-complex="12pt" fo:hyphenate="false"/>
    </style:style>
    <style:style style:name="SubtitleChar" style:display-name="Subtitle Char" style:family="text" style:parent-style-name="DefaultParagraphFon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NoSpacing" style:display-name="No Spacing"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eph</meta:initial-creator>
    <dc:creator>Courtney-Jade Pearson (s185717)</dc:creator>
    <meta:creation-date>2016-11-11T17:31:00Z</meta:creation-date>
    <dc:date>2016-11-11T17:31:00Z</dc:date>
    <meta:template xlink:href="Normal" xlink:type="simple"/>
    <meta:editing-cycles>2</meta:editing-cycles>
    <meta:editing-duration>PT0S</meta:editing-duration>
    <meta:document-statistic meta:page-count="2" meta:paragraph-count="4" meta:word-count="309" meta:character-count="2068" meta:row-count="14" meta:non-whitespace-character-count="1763"/>
  </office:meta>
</office:document-meta>
</file>